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FHandler.start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Body( TableBody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Header( TableBody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FootnoteBody( Footnote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Link( BasicLink basic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Mar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PageSequence( PageSequence pageSeq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IFHandler.leader( Lead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Lis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Flow( Flow 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FHandler.endLi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foreignObject( InstreamForeignObject i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Row( TableRow 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PageNumber( PageNumber pag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List( ListBlock l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Inline( Inline in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Footnote( Footnote footn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Table( Table t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Lis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Inline( Inline in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characters( char data [ ]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IFHandler.startBlock( Block 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FHand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FHandler.startTable( Table t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Column( TableColumn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List( ListBlock l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ListItem( ListItem l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Footnote( Footnote footn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Block( Block 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FHandler.pag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ListItem( ListItem l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FootnoteBody( Footnote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MIFHandler( FOUserAgent ua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FHandler.startCell( TableCell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Footer( TableBody 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Row( TableRow 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Body( TableBody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Column( TableColumn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Header( TableBody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Li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Cell( TableCell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Footer( TableBody 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FHandler.image( ExternalGraphic 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PageSequence( PageSequence pageS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endPageNumber( PageNumber pag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FHandler.startFlow( Flow 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FHandler.startMar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